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737cm" svg:height="9.808cm" svg:x="1.987cm" svg:y="1.348cm">
            <draw:object draw:notify-on-update-of-ranges="Sheet1.C6:Sheet1.C30 Sheet1.D6:Sheet1.D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2 IA, config standard :</text:p>
          </table:table-cell>
          <table:table-cell table:style-name="ce1" office:value-type="string" calcext:value-type="string">
            <text:p>Nombre de game</text:p>
          </table:table-cell>
          <table:table-cell table:style-name="ce1" office:value-type="string" calcext:value-type="string">
            <text:p>Nombre de coups</text:p>
          </table:table-cell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7000" calcext:value-type="float">
            <text:p>27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3000" calcext:value-type="float">
            <text:p>33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36000" calcext:value-type="float">
            <text:p>36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39000" calcext:value-type="float">
            <text:p>39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48000" calcext:value-type="float">
            <text:p>48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4000" calcext:value-type="float">
            <text:p>54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57000" calcext:value-type="float">
            <text:p>570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3000" calcext:value-type="float">
            <text:p>63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66000" calcext:value-type="float">
            <text:p>66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9000" calcext:value-type="float">
            <text:p>69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2000" calcext:value-type="float">
            <text:p>72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5000" calcext:value-type="float">
            <text:p>75000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'Mene Gregoire'</meta:initial-creator>
    <meta:creation-date>2019-05-29T10:10:45.272780143</meta:creation-date>
    <dc:date>2019-05-29T11:08:55.843237115</dc:date>
    <dc:creator>'Mene Gregoire'</dc:creator>
    <meta:editing-duration>PT43M</meta:editing-duration>
    <meta:editing-cycles>1</meta:editing-cycles>
    <meta:document-statistic meta:table-count="1" meta:cell-count="53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38cm" svg:height="9.809cm" xlink:href=".." xlink:type="simple" chart:class="chart:line" chart:style-name="ch1">
        <chart:title svg:x="0.827cm" svg:y="0.332cm" chart:style-name="ch2">
          <text:p>Évolution du nombre de coups en fonction du nombres de parties jouées</text:p>
        </chart:title>
        <chart:legend chart:legend-position="end" svg:x="12.886cm" svg:y="4.605cm" style:legend-expansion="high" chart:style-name="ch3"/>
        <chart:plot-area chart:style-name="ch4" table:cell-range-address="Sheet1.C6:Sheet1.D30" chart:data-source-has-labels="column" svg:x="1.325cm" svg:y="1.307cm" svg:width="11.247cm" svg:height="7.325cm">
          <chartooo:coordinate-region svg:x="1.991cm" svg:y="1.506cm" svg:width="10.439cm" svg:height="5.941cm"/>
          <chart:axis chart:dimension="x" chart:name="primary-x" chart:style-name="ch5" chartooo:axis-type="auto">
            <chartooo:date-scale/>
            <chart:title svg:x="5.078cm" svg:y="8.828cm" chart:style-name="ch6">
              <text:p>Nombre de parties jouée</text:p>
            </chart:title>
            <chart:categories table:cell-range-address="Sheet1.C6:Sheet1.C30"/>
          </chart:axis>
          <chart:axis chart:dimension="y" chart:name="primary-y" chart:style-name="ch5">
            <chart:title svg:x="0.451cm" svg:y="6.336cm" chart:style-name="ch7">
              <text:p>Nombre de coups</text:p>
            </chart:title>
            <chart:grid chart:style-name="ch8" chart:class="major"/>
          </chart:axis>
          <chart:series chart:style-name="ch9" chart:values-cell-range-address="Sheet1.D6:Sheet1.D30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C6:Sheet1.C30</svg:desc>
                </draw:g>
              </table:table-cell>
              <table:table-cell office:value-type="float" office:value="8">
                <text:p>8</text:p>
                <draw:g>
                  <svg:desc>Sheet1.D6:Sheet1.D30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